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32DE70CB1C6FF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ge" style:horizontal-pos="from-left" style:horizontal-rel="page" fo:padding="0.0598in" fo:border="0.06pt dotte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9791in" svg:y="0.7752in" svg:width="3in" svg:height="3in" draw:z-index="0">
        <draw:text-box>
          <text:p text:style-name="Frame_20_contents"><draw:frame draw:style-name="fr2" draw:name="Image1" text:anchor-type="paragraph" svg:x="0.2098in" svg:y="0.1492in" svg:width="2.5in" svg:height="2.5in" draw:z-index="1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5.0264in" svg:y="0.8055in" svg:width="3in" svg:height="3in" draw:z-index="2">
        <draw:text-box>
          <text:p text:style-name="Frame_20_contents"><draw:frame draw:style-name="fr2" draw:name="Image2" text:anchor-type="paragraph" svg:x="0.2098in" svg:y="0.1492in" svg:width="2.5in" svg:height="2.5in" draw:z-index="3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9646in" svg:y="4.0425in" svg:width="3in" svg:height="3in" draw:z-index="4">
        <draw:text-box>
          <text:p text:style-name="Frame_20_contents"><draw:frame draw:style-name="fr2" draw:name="Image3" text:anchor-type="paragraph" svg:x="0.2098in" svg:y="0.1492in" svg:width="2.5in" svg:height="2.5in" draw:z-index="5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5.0126in" svg:y="4.0862in" svg:width="3in" svg:height="3in" draw:z-index="6">
        <draw:text-box>
          <text:p text:style-name="Frame_20_contents"><draw:frame draw:style-name="fr2" draw:name="Image4" text:anchor-type="paragraph" svg:x="0.2098in" svg:y="0.1492in" svg:width="2.5in" svg:height="2.5in" draw:z-index="7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9717in" svg:y="7.5827in" svg:width="3in" svg:height="3in" draw:z-index="8">
        <draw:text-box>
          <text:p text:style-name="Frame_20_contents"><draw:frame draw:style-name="fr2" draw:name="Image5" text:anchor-type="paragraph" svg:x="0.2098in" svg:y="0.1492in" svg:width="2.5in" svg:height="2.5in" draw:z-index="9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5.0047in" svg:y="7.5839in" svg:width="3in" svg:height="3in" draw:z-index="10">
        <draw:text-box>
          <text:p text:style-name="Frame_20_contents"><draw:frame draw:style-name="fr2" draw:name="Image6" text:anchor-type="paragraph" svg:x="0.2098in" svg:y="0.1492in" svg:width="2.5in" svg:height="2.5in" draw:z-index="11"><draw:image xlink:href="Pictures/10000000000000C8000000C832DE70CB1C6FFADF.png" xlink:type="simple" xlink:show="embed" xlink:actuate="onLoad" loext:mime-type="image/png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3:08:29.045602701</meta:creation-date>
    <dc:date>2019-05-14T22:25:59.753752843</dc:date>
    <meta:editing-duration>PT4M9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